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webb" style:master-page-name="MP0" style:family="paragraph">
      <style:paragraph-properties fo:break-before="page" fo:border="0.0034in solid #E3E3E3" fo:padding="0in" style:shadow="none" fo:margin-top="0.2083in" fo:margin-bottom="0.2083in" fo:background-color="#FFFFFF"/>
      <style:text-properties style:font-name="Segoe UI" style:font-name-complex="Segoe UI" fo:color="#0D0D0D" fo:language="en" fo:country="US"/>
    </style:style>
    <style:style style:name="P2"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3"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7"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8"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9"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10"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11"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12"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13" style:parent-style-name="Normal" style:family="paragraph">
      <style:text-properties fo:language="en" fo:country="US"/>
    </style:style>
    <style:style style:name="P14" style:parent-style-name="Normalwebb" style:family="paragraph">
      <style:paragraph-properties fo:border="0.0034in solid #E3E3E3" fo:padding="0in" style:shadow="none" fo:margin-top="0.2083in" fo:margin-bottom="0.2083in" fo:background-color="#FFFFFF"/>
    </style:style>
    <style:style style:name="T15" style:parent-style-name="Standardstycketeckensnitt" style:family="text">
      <style:text-properties fo:language="en" fo:country="US"/>
    </style:style>
    <style:style style:name="T16" style:parent-style-name="Standardstycketeckensnitt" style:family="text">
      <style:text-properties fo:language="en" fo:country="US"/>
    </style:style>
    <style:style style:name="T17" style:parent-style-name="Standardstycketeckensnitt" style:family="text">
      <style:text-properties style:font-name="Segoe UI" style:font-name-complex="Segoe UI" fo:color="#0D0D0D" fo:language="en" fo:country="US"/>
    </style:style>
    <style:style style:name="P18"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19"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webb" style:family="paragraph">
      <style:paragraph-properties fo:border="0.0034in solid #E3E3E3" fo:padding="0in" style:shadow="none" fo:margin-top="0.2083in" fo:margin-bottom="0.2083in" fo:background-color="#FFFFFF"/>
    </style:style>
    <style:style style:name="T23" style:parent-style-name="Standardstycketeckensnitt" style:family="text">
      <style:text-properties style:font-name="Segoe UI" style:font-name-complex="Segoe UI" fo:color="#0D0D0D" fo:language="en" fo:country="US"/>
    </style:style>
    <style:style style:name="T24" style:parent-style-name="HTML-kod" style:family="text">
      <style:text-properties style:font-name="Ubuntu Mono" fo:font-weight="bold" style:font-weight-asian="bold" style:font-weight-complex="bold" fo:color="#0D0D0D" fo:font-size="10.5pt" style:font-size-asian="10.5pt" style:font-size-complex="10.5pt" fo:language="en" fo:country="US"/>
    </style:style>
    <style:style style:name="T25" style:parent-style-name="Standardstycketeckensnitt" style:family="text">
      <style:text-properties style:font-name="Segoe UI" style:font-name-complex="Segoe UI" fo:color="#0D0D0D" fo:language="en" fo:country="US"/>
    </style:style>
    <style:style style:name="P26"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27"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28"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29" style:parent-style-name="Normal" style:family="paragraph">
      <style:text-properties fo:language="en" fo:country="US"/>
    </style:style>
    <style:style style:name="P30"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31"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32"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webb" style:family="paragraph">
      <style:paragraph-properties fo:border="0.0034in solid #E3E3E3" fo:padding="0in" style:shadow="none" fo:margin-top="0.2083in" fo:margin-bottom="0.2083in" fo:background-color="#FFFFFF"/>
    </style:style>
    <style:style style:name="T36" style:parent-style-name="Standardstycketeckensnitt" style:family="text">
      <style:text-properties style:font-name="Segoe UI" style:font-name-complex="Segoe UI" fo:color="#0D0D0D" fo:language="en" fo:country="US"/>
    </style:style>
    <style:style style:name="T37" style:parent-style-name="HTML-kod" style:family="text">
      <style:text-properties style:font-name="Ubuntu Mono" fo:font-weight="bold" style:font-weight-asian="bold" style:font-weight-complex="bold" fo:color="#0D0D0D" fo:font-size="10.5pt" style:font-size-asian="10.5pt" style:font-size-complex="10.5pt" fo:language="en" fo:country="US"/>
    </style:style>
    <style:style style:name="T38" style:parent-style-name="Standardstycketeckensnitt" style:family="text">
      <style:text-properties style:font-name="Segoe UI" style:font-name-complex="Segoe UI" fo:color="#0D0D0D" fo:language="en" fo:country="US"/>
    </style:style>
    <style:style style:name="P39" style:parent-style-name="Normalwebb" style:family="paragraph">
      <style:paragraph-properties fo:border="0.0034in solid #E3E3E3" fo:padding="0in" style:shadow="none" fo:margin-top="0.2083in" fo:margin-bottom="0.2083in" fo:background-color="#FFFFFF"/>
    </style:style>
    <style:style style:name="T40" style:parent-style-name="Standardstycketeckensnitt" style:family="text">
      <style:text-properties style:font-name="Segoe UI" style:font-name-complex="Segoe UI" fo:color="#0D0D0D" fo:language="en" fo:country="US"/>
    </style:style>
    <style:style style:name="T41" style:parent-style-name="HTML-kod" style:family="text">
      <style:text-properties style:font-name="Ubuntu Mono" fo:font-weight="bold" style:font-weight-asian="bold" style:font-weight-complex="bold" fo:color="#0D0D0D" fo:font-size="10.5pt" style:font-size-asian="10.5pt" style:font-size-complex="10.5pt" fo:language="en" fo:country="US"/>
    </style:style>
    <style:style style:name="T42" style:parent-style-name="Standardstycketeckensnitt" style:family="text">
      <style:text-properties style:font-name="Segoe UI" style:font-name-complex="Segoe UI" fo:color="#0D0D0D" fo:language="en" fo:country="US"/>
    </style:style>
    <style:style style:name="P43" style:parent-style-name="Normalwebb" style:family="paragraph">
      <style:paragraph-properties fo:border="0.0034in solid #E3E3E3" fo:padding="0in" style:shadow="none" fo:margin-top="0.2083in" fo:margin-bottom="0.2083in" fo:background-color="#FFFFFF"/>
    </style:style>
    <style:style style:name="T44" style:parent-style-name="Standardstycketeckensnitt" style:family="text">
      <style:text-properties style:font-name="Segoe UI" style:font-name-complex="Segoe UI" fo:color="#0D0D0D" fo:language="en" fo:country="US"/>
    </style:style>
    <style:style style:name="T45" style:parent-style-name="HTML-kod" style:family="text">
      <style:text-properties style:font-name="Ubuntu Mono" fo:font-weight="bold" style:font-weight-asian="bold" style:font-weight-complex="bold" fo:color="#0D0D0D" fo:font-size="10.5pt" style:font-size-asian="10.5pt" style:font-size-complex="10.5pt" fo:language="en" fo:country="US"/>
    </style:style>
    <style:style style:name="T46" style:parent-style-name="Standardstycketeckensnitt" style:family="text">
      <style:text-properties style:font-name="Segoe UI" style:font-name-complex="Segoe UI" fo:color="#0D0D0D" fo:language="en" fo:country="US"/>
    </style:style>
    <style:style style:name="P47"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51"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52" style:parent-style-name="Normalwebb" style:family="paragraph">
      <style:paragraph-properties fo:border="0.0034in solid #E3E3E3" fo:padding="0in" style:shadow="none" fo:margin-top="0.2083in" fo:margin-bottom="0.2083in" fo:background-color="#FFFFFF"/>
      <style:text-properties style:font-name="Segoe UI" style:font-name-complex="Segoe UI" fo:color="#0D0D0D" fo:language="en" fo:country="US"/>
    </style:style>
    <style:style style:name="P53" style:parent-style-name="Normalwebb" style:family="paragraph">
      <style:paragraph-properties fo:border="0.0034in solid #E3E3E3" fo:padding="0in" style:shadow="none" fo:margin-top="0.2083in" fo:margin-bottom="0in" fo:background-color="#FFFFFF"/>
      <style:text-properties style:font-name="Segoe UI" style:font-name-complex="Segoe UI" fo:color="#0D0D0D"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T56" style:parent-style-name="Standardstycketeckensnitt" style:family="text">
      <style:text-properties style:font-name="Segoe UI" style:font-name-complex="Segoe UI" fo:color="#0D0D0D" fo:background-color="#FFFFFF" fo:language="en" fo:country="US"/>
    </style:style>
    <style:style style:name="T57" style:parent-style-name="Standardstycketeckensnitt" style:family="text">
      <style:text-properties style:font-name="Segoe UI" style:font-name-complex="Segoe UI" fo:color="#0D0D0D" fo:background-color="#FFFFFF" fo:language="en" fo:country="US"/>
    </style:style>
    <style:style style:name="T58" style:parent-style-name="Standardstycketeckensnitt" style:family="text">
      <style:text-properties style:font-name="Segoe UI" style:font-name-complex="Segoe UI" fo:color="#0D0D0D" fo:background-color="#FFFFFF" fo:language="en" fo:country="US"/>
    </style:style>
    <style:style style:name="T59" style:parent-style-name="Standardstycketeckensnitt" style:family="text">
      <style:text-properties style:font-name="Segoe UI" style:font-name-complex="Segoe UI" fo:color="#0D0D0D" fo:background-color="#FFFFFF"/>
    </style:style>
  </office:automatic-styles>
  <office:body>
    <office:text text:use-soft-page-breaks="true">
      <text:p text:style-name="P1">Slide 1<text:line-break/>is a tile-based puzzle solver game that challenges players with a simple yet engaging set of mechanics. Each number on the grid provides crucial information, indicating the number of neighboring bombs. However, a single misstep, a single click on a bomb tile, leads to instant defeat.</text:p>
      <text:p text:style-name="P2">To emerge victorious, players must meticulously uncover the tiles, avoiding the hidden bombs scattered across the board. Success lies in revealing all safe tiles without triggering any explosives. Meanwhile, the scoring system rewards players who can navigate the minefield swiftly, with the lowest solving time resulting in the highest score.</text:p>
      <text:p text:style-name="P3">This combination of strategy, risk assessment, and quick decision-making makes Minesweeper a timeless classic in the world of puzzle gaming.</text:p>
      <text:p text:style-name="P4"/>
      <text:p text:style-name="P5">Slide 2</text:p>
      <text:p text:style-name="P6">Now, let's delve into the technical aspect of Minesweeper's user interface, built using Swing and the BorderLayout layout manager.</text:p>
      <text:p text:style-name="P7">Swing, a part of Java's extensive library, empowers us to create a rich graphical user interface. Within this framework, we've employed BorderLayout to structure Minesweeper's interface effectively.</text:p>
      <text:p text:style-name="P8">In the north region, the title "Minesweeper" proudly sits, welcoming players to the game. Meanwhile, on the west side, concise instructions guide newcomers on how to play.</text:p>
      <text:p text:style-name="P9">For competitive spirits, the east region hosts a high score table tailored to various difficulty levels, keeping track of top performers.</text:p>
      <text:p text:style-name="P10">At the bottom, or the south region, players find essential controls like settings, restart, cheat/hint, and replay buttons, with the game's progress and actions logged in the console.</text:p>
      <text:p text:style-name="P11">Finally, in the heart of the layout, the center region hosts the game itself. Here, a grid of buttons awaits, painted dynamically to reflect the game state. These buttons respond to user interactions, with action listeners detecting clicks and updating the game accordingly.</text:p>
      <text:p text:style-name="P12">This meticulous layout design ensures Minesweeper provides an intuitive and immersive gaming experience for players of all skill levels.</text:p>
      <text:p text:style-name="P13"/>
      <text:soft-page-break/>
      <text:p text:style-name="P14"><text:span text:style-name="T15">Slide 3<text:s/></text:span><text:span text:style-name="T16"><text:line-break/></text:span><text:span text:style-name="T17">In our MineSweeper implementation, the game kicks off with mines strategically positioned within the grid. Each cell surrounding a mine receives a numerical designation, indicating the proximity of neighboring bombs.</text:span></text:p>
      <text:p text:style-name="P18">During gameplay, players navigate the grid, left-clicking to reveal cells and right-clicking to flag potential mine locations. Whenever an empty cell is revealed, neighboring cells automatically unveil recursively until a numbered cell is encountered.</text:p>
      <text:p text:style-name="P19">Victory is attained upon uncovering all non-mine cells, while revealing a mine spells immediate defeat. This simple yet engaging gameplay loop keeps players on their toes, challenging them to exercise logic and caution throughout their MineSweeper journey.</text:p>
      <text:p text:style-name="P20"/>
      <text:p text:style-name="P21">Slide 4</text:p>
      <text:p text:style-name="P22"><text:span text:style-name="T23">In our MineSweeper implementation, the<text:s/></text:span><text:span text:style-name="T24">showButton</text:span><text:span text:style-name="T25"><text:s/>method serves as the backbone for revealing cells, triggered by both mouse clicks and keyboard inputs.</text:span></text:p>
      <text:p text:style-name="P26">Players interact with the game using both mouse and keyboard controls. Left-clicking unveils cells, while right-clicking toggles flag placement for mine identification. Additionally, intuitive key bindings provide alternative controls, enhancing accessibility and gameplay flexibility.</text:p>
      <text:p text:style-name="P27">To enhance the gaming experience, images are seamlessly integrated to represent various cell states. Dynamically loaded images accurately depict cell contents, such as mines and numbers, ensuring visual clarity and engagement throughout the gameplay.</text:p>
      <text:p text:style-name="P28">Moreover, the game employs the observer pattern to maintain a comprehensive record of the game state. This allows for real-time updates, enabling players to track their progress and make informed decisions as they navigate through the game.</text:p>
      <text:p text:style-name="P29"><text:line-break/>slide 5</text:p>
      <text:p text:style-name="P30">The game's visual layout adheres to a structured grid pattern, resembling a double-array format. This visualization simplifies gameplay comprehension, enabling players to navigate the grid with ease.</text:p>
      <text:p text:style-name="P31">Incorporating dynamic visuals, the game enhances player immersion and engagement. Images are dynamically loaded to represent various cell states, such as mines and numbers, ensuring visual clarity and reinforcing gameplay mechanics.</text:p>
      <text:soft-page-break/>
      <text:p text:style-name="P32">Furthermore, interactive sounds add another layer of engagement to the gameplay experience. A cheerful "pling" sound accompanies successful cell openings, providing immediate feedback to the player. Conversely, a dramatic "bomb" sound signals a mine reveal, intensifying the gameplay experience and creating suspense. These auditory cues heighten player engagement and contribute to a more immersive gaming atmosphere.</text:p>
      <text:p text:style-name="P33"/>
      <text:p text:style-name="P34">Slide 6</text:p>
      <text:p text:style-name="P35"><text:span text:style-name="T36">The Observer pattern is integral to the game's functionality, facilitating real-time updates and interactions based on player actions. The<text:s/></text:span><text:span text:style-name="T37">NotifyObserver()</text:span><text:span text:style-name="T38"><text:s/>method serves as a trigger mechanism, informing observers of changes in the game state.</text:span></text:p>
      <text:p text:style-name="P39"><text:span text:style-name="T40">The<text:s/></text:span><text:span text:style-name="T41">prevGameState.java</text:span><text:span text:style-name="T42"><text:s/>module plays a crucial role in managing game states. It records every move as a new game state, enabling features such as game replay functionality and strategy level settings. This ensures that players can revisit each move made during the game, enhancing their understanding and strategic planning.</text:span></text:p>
      <text:p text:style-name="P43"><text:span text:style-name="T44">Additionally, the<text:s/></text:span><text:span text:style-name="T45">SoundObserver.java</text:span><text:span text:style-name="T46"><text:s/>class contributes to the immersive gaming experience by generating sounds corresponding to game state changes. These auditory cues provide immediate feedback to players, enriching their engagement with the game.</text:span></text:p>
      <text:p text:style-name="P47">Lastly, the availability of settings for strategy levels allows players to customize their gaming experience according to their preferences and skill levels. This flexibility enhances player satisfaction and ensures an enjoyable gameplay experience for users of all proficiency levels.</text:p>
      <text:p text:style-name="P48"/>
      <text:p text:style-name="P49">Slide 7</text:p>
      <text:p text:style-name="P50">The game offers various settings and functionalities to enhance player experience and gameplay flexibility. Players can select from different difficulty levels, each with its unique game strategy, catering to players of varying skill levels.</text:p>
      <text:p text:style-name="P51">The highscore system maintains separate records for each difficulty level, motivating players to achieve top scores across all settings. This adds a competitive element to the game and encourages players to improve their performance.</text:p>
      <text:p text:style-name="P52">The restart functionality allows players to refresh the current level, providing an opportunity to tackle challenges with a renewed approach. Additionally, the cheat/hint feature offers assistance by revealing the placement of one bomb, aiding players in difficult situations.</text:p>
      <text:soft-page-break/>
      <text:p text:style-name="P53">The replay/debug option provides players with insights into their gameplay by displaying all previous game recordings. This feature enables players to review their moves, analyze strategies, and enhance their overall gameplay skills.</text:p>
      <text:p text:style-name="P54"/>
      <text:p text:style-name="P55">Slide 8</text:p>
      <text:p text:style-name="Normal"><text:span text:style-name="T56">Thank you for your attention! On behalf of Aleksander Jankovic, Ludvig Sanell</text:span><text:span text:style-name="T57">,<text:s/></text:span><text:span text:style-name="T58">we appreciate your time and interest in our presentation. If you have any questions or need further clarification on any aspect of the game or presentation, please feel free to ask.<text:s/></text:span><text:span text:style-name="T59">We're here to address any inquiries you may ha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Normalwebb" style:display-name="Normal (web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sv" style:country-asian="SE" fo:hyphenate="false"/>
    </style:style>
    <style:style style:name="HTML-kod" style:display-name="HTML - kod" style:family="text" style:parent-style-name="Standardstycketeckensnitt">
      <style:text-properties style:font-name="Courier New" style:font-name-asian="Times New Roman" style:font-name-complex="Courier New" fo:font-size="10pt" style:font-size-asian="10pt" style:font-size-complex="10pt"/>
    </style:style>
    <style:style style:name="Liststycke" style:display-name="Liststycke" style:family="paragraph" style:parent-style-name="Normal">
      <style:paragraph-properties style:contextual-spacing="true" fo:margin-bottom="0in" fo:line-height="100%" fo:margin-left="0.5in">
        <style:tab-stops/>
      </style:paragraph-properties>
      <style:text-properties style:font-name="Times New Roman" style:font-name-asian="Times New Roman" style:font-name-complex="Times New Roman" style:letter-kerning="false" fo:font-size="12pt" style:font-size-asian="12pt" style:font-size-complex="12pt" style:language-asian="sv" style:country-asian="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ksander Jankovic</meta:initial-creator>
    <dc:creator>Aleksander Jankovic</dc:creator>
    <meta:creation-date>2024-05-13T16:09:00Z</meta:creation-date>
    <dc:date>2024-05-13T16:30:00Z</dc:date>
    <meta:template xlink:href="Normal" xlink:type="simple"/>
    <meta:editing-cycles>1</meta:editing-cycles>
    <meta:editing-duration>PT1260S</meta:editing-duration>
    <meta:document-statistic meta:page-count="4" meta:paragraph-count="13" meta:word-count="1109" meta:character-count="6975" meta:row-count="48" meta:non-whitespace-character-count="5879"/>
  </office:meta>
</office:document-meta>
</file>